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HandlerErrorTests.no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nfig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errorSig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unknown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HandlerErrorTests.web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HandlerErr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HandlerErrorTests.controlle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Error500ExceptionHandler.handle( ServerWebExchange exchan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fig.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t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rai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HandlerErrorTests.requestBod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HandlerErrorTests.responseBodyMessageConvers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HandlerErrorTests.controllerReturnsMono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requestBody( @ RequestBody Publisher &lt; String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res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HandlerErrorTests.unknown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